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margin-top="0.101cm" fo:margin-bottom="0.101cm" loext:contextual-spacing="false"/>
      <style:text-properties style:font-name="Arial" fo:font-size="14pt" style:font-size-asian="14pt" style:font-size-complex="14pt"/>
    </style:style>
    <style:style style:name="P2" style:family="paragraph" style:parent-style-name="Standard">
      <style:paragraph-properties fo:margin-left="0cm" fo:margin-right="0cm" fo:margin-top="0.101cm" fo:margin-bottom="0.101cm" loext:contextual-spacing="false" fo:text-align="start" style:justify-single-word="false" fo:text-indent="0.499cm" style:auto-text-indent="false" style:writing-mode="page"/>
      <style:text-properties style:font-name="Times New Roman"/>
    </style:style>
    <style:style style:name="P3" style:family="paragraph" style:parent-style-name="Standard">
      <style:paragraph-properties fo:margin-left="0cm" fo:margin-right="0cm" fo:margin-top="0.101cm" fo:margin-bottom="0.101cm" loext:contextual-spacing="false" fo:text-align="end" style:justify-single-word="false" fo:text-indent="0.499cm" style:auto-text-indent="false" style:writing-mode="page"/>
      <style:text-properties style:font-name="Times New Roman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.499cm" style:auto-text-indent="false" style:writing-mode="page"/>
      <style:text-properties style:font-name="Times New Roman"/>
    </style:style>
    <style:style style:name="P5" style:family="paragraph" style:parent-style-name="Rzymski_20_wypunktowanie" style:list-style-name="L3"/>
    <style:style style:name="P6" style:family="paragraph" style:parent-style-name="Rzymski_20_wypunktowanie" style:list-style-name="L3">
      <style:paragraph-properties fo:margin-top="0cm" fo:margin-bottom="0cm" loext:contextual-spacing="false" fo:text-align="start" style:justify-single-word="false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0.6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PLAN PREZENTACJI NA WEWNĘTRZNY USTNY EGZAMIN MATURALNY</text:h>
      <text:h text:style-name="P1" text:outline-level="1">Z JĘZYKA POLSKIEGO W ROKU SZKOLNYM 2006/2007 <text:page-number text:select-page="current">I</text:page-number></text:h>
      <text:p text:style-name="P2">Magdalena Barańska, klasa 3d</text:p>
      <text:p text:style-name="P2"><text:span text:style-name="T2">Temat:</text:span> Różne oblicza władców. Porównaj wybrane portrety w oparciu o teksty dramatyczne.</text:p>
      <text:list xml:id="list42084105" text:style-name="L3">
        <text:list-item>
          <text:p text:style-name="P5">Literatura podmiotu:</text:p>
        </text:list-item>
      </text:list>
      <text:p text:style-name="P4">Kochanowski Jan, Odprawa posłów greckich, Zakład Narodowy im. Ossolińskich, Wrocław 1985.</text:p>
      <text:p text:style-name="P4">Machiavelli Niccolo, Książę (fragmenty), [w:] Mrowcewicz Krzysztof, Przeszłość to dziś, Wydawnictwo STENTOR, Warszawa 2004, s. 54-56.</text:p>
      <text:p text:style-name="P4">Shakespeare William, Makbet, Wydawnictwo Łódzkie, Biblioteka Lektur Szkolnych, Łódź 1976.</text:p>
      <text:p text:style-name="P4">Sofokles, Antygona, Krajowa Agencja Wydawnicza Rzeszów, Rzeszów 1990.</text:p>
      <text:list xml:id="list93750893449892" text:continue-numbering="true" text:style-name="L3">
        <text:list-item>
          <text:p text:style-name="P6"><text:span text:style-name="T2">Literatura przedmiotu</text:span>:</text:p>
        </text:list-item>
      </text:list>
      <text:p text:style-name="P4">Komorowski Jarosław, Makbet Williama Shakespeare'a, WSiP, Biblioteka Analiz Literackich, Warszawa 1989, s. 52-57.</text:p>
      <text:p text:style-name="P4">Kotarski Edward, Odprawa posłów greckich Jana Kochanowskiego, Państwowe Zakłady Wydawnictw Szkolnych, Biblioteka Analiz Literackich, Warszawa 1969, s.40-48.</text:p>
      <text:p text:style-name="P4">Ryś Anna, Antygona Sofoklesa, Wydawnictwo Marek Rożak, Gdańsk 1994, s. 29- 42.</text:p>
      <text:list xml:id="list93749206785248" text:continue-numbering="true" text:style-name="L3">
        <text:list-item>
          <text:p text:style-name="P6">Ramowy plan wypowiedzi:</text:p>
        </text:list-item>
      </text:list>
      <text:p text:style-name="P4">Wstęp</text:p>
      <text:p text:style-name="P4">Rozważania dotyczące* osób sprawujących władzę oraz* sposobów rządzenia.</text:p>
      <text:p text:style-name="P4">"Ksiażę" Niccolo Machiavellego jako punkt odniesienia do analizy postępowania przedstawionych bohaterów – władców.</text:p>
      <text:p text:style-name="P4">Kolejność prezentowanych argumentów (treści)</text:p>
      <text:p text:style-name="P4">Krytyka władcy niesprawiedliwego, nieudolnego i ulegającego wpływom osób (król Priam) oraz krytyka egoistycznego, kierującego się prywatą, a nie troską o losy ojczyzny księcia (Aleksander) w "Odprawie posłów greckich".</text:p>
      <text:p text:style-name="P4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<text:p text:style-name="P4">Zróżnicowanie* oceny postępowania Kreona jako:</text:p>
      <text:p text:style-name="P4">władcy – tyrana i despoty surowo egzekwującego wydane prawa i rozkazy,</text:p>
      <text:p text:style-name="P4">władcy konsekwentnego, bezkompromisowego, pozbawionego prywaty, kierującego się interesami i obowiązkami państwa.</text:p>
      <text:p text:style-name="P4">Sylwetka bezwzględnego Makbeta – władcy zbrodniarza zaślepionego namiętnością władzy, ale bezustannego borykającego się z wyrzutami sumienia:</text:p>
      <text:p text:style-name="P4">tragizm postaci Makbeta – władca ukazany jako marionetka ludzkich namiętności, motyw życia – teatru.</text:p>
      <text:p text:style-name="P4">Wnioski na temat podobieństw i różnic pomiędzy władcami (władca morderca, władca nieudolny, władca wynoszący dobro publiczne ponad dobro rodzinne) oraz wnioski dotyczące konsekwencji sprawowanych rządów przez przedstawionych władców.</text:p>
      <text:list xml:id="list93749355404863" text:continue-numbering="true" text:style-name="L3">
        <text:list-item>
          <text:p text:style-name="P6">Materiały pomocnicze</text:p>
        </text:list-item>
      </text:list>
      <text:p text:style-name="P4">kartka z cytatami,</text:p>
      <text:p text:style-name="P4">prezentacja multimedialna.</text:p>
      <text:p text:style-name="P3">Podpis zdającego</text:p>
      <text:p text:style-name="P3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cm" style:type="center"/>
          <style:tab-stop style:position="17.6cm" style:type="right"/>
        </style:tab-stops>
      </style:paragraph-properties>
    </style:style>
    <style:style style:name="Rzymski_20_wypunktowanie" style:display-name="Rzymski wypunktowanie" style:family="paragraph" style:parent-style-name="Standard">
      <style:paragraph-properties fo:margin-left="0cm" fo:margin-right="0cm" fo:margin-top="0.101cm" fo:margin-bottom="0.101cm" loext:contextual-spacing="false" fo:text-align="start" style:justify-single-word="false" fo:text-indent="0.499cm" style:auto-text-indent="false" style:writing-mode="page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Styl_20_do_20_numerowania_20_rzymskiego" style:display-name="Styl do numerowania rzymskiego" style:family="paragraph" style:parent-style-name="Rzymski_20_wypunktowanie">
      <style:paragraph-properties style:writing-mode="page"/>
    </style:style>
    <style:style style:name="Line_20_numbering" style:display-name="Line numbering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eracja_20_rzymska" style:display-name="Numeracja rzymska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0.635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Bez_20_tytułu1" style:display-name="Bez tytułu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zymskie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0.635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erowanie_20_Rzymskie" style:display-name="Numerowanie Rzymskie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Bez_20_tytułu2" style:display-name="Bez tytułu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cm" style:num-format="I" style:print-orientation="portrait" fo:margin-top="1cm" fo:margin-bottom="1cm" fo:margin-left="1.499cm" fo:margin-right="1.499cm" fo:background-color="transparent" style:writing-mode="lr-tb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09:05:46.958472518</meta:creation-date>
    <dc:date>2017-10-23T09:37:48.861062592</dc:date>
    <meta:editing-duration>PT33S</meta:editing-duration>
    <meta:editing-cycles>2</meta:editing-cycles>
    <meta:generator>LibreOffice/5.4.1.2.0$Linux_X86_64 LibreOffice_project/40m0$Build-2</meta:generator>
    <meta:document-statistic meta:table-count="0" meta:image-count="0" meta:object-count="0" meta:page-count="1" meta:paragraph-count="31" meta:word-count="310" meta:character-count="2589" meta:non-whitespace-character-count="2309"/>
  </office:meta>
</office:document-meta>
</file>